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fo:font-weight="bold" officeooo:rsid="000da511" officeooo:paragraph-rsid="000da511" style:font-weight-asian="bold" style:font-weight-complex="bold"/>
    </style:style>
    <style:style style:name="P2" style:family="paragraph" style:parent-style-name="Standard">
      <style:text-properties fo:font-weight="bold" officeooo:rsid="000da511" officeooo:paragraph-rsid="000da511"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0da511" officeooo:paragraph-rsid="000da511"/>
    </style:style>
    <style:style style:name="P5" style:family="paragraph" style:parent-style-name="Standard">
      <style:text-properties officeooo:rsid="000da511" officeooo:paragraph-rsid="000da511"/>
    </style:style>
    <style:style style:name="T1" style:family="text">
      <style:text-properties fo:font-weight="normal" style:font-weight-asian="normal" style:font-weight-complex="normal"/>
    </style:style>
    <style:style style:name="T2" style:family="text">
      <style:text-properties officeooo:rsid="000da5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mi</text:p>
      <text:p text:style-name="P2"><text:span text:style-name="T1"/></text:p>
      <text:p text:style-name="P2"><text:span text:style-name="T1"/></text:p>
      <text:p text:style-name="P3">“<text:span text:style-name="T2">Limi” nasce dall’esigenza di dare voce a un momento particolare e potente: quello in cui si è sospesi tra il passato e il futuro, sulla soglia dell’età adulta, in un continuo processo di ricerca identitaria. In nome è una sintesi perfetta di questa condizione di passaggio, evocando il concetto di liminale – quel “limbo” che si trova tra due stadi, un confine fluido e dinamico, dove l’individuo è in costante evoluzione. </text:span></text:p>
      <text:p text:style-name="P4">Il processo creativo che ha portato alla scelta di Limi è stato guidato dal desiderio di trovare un nome che fosse al contempo moderno, incisivo e carico di significato. Abbiamo esplorato Il concetto di transizione, di “spazio intermedio”, e l’idea che l’identità non sia mai fissa, ma sempre in evoluzione, in un percorso di autodeterminazione. </text:p>
      <text:p text:style-name="P4">Partendo dalla radice limi, che richiama direttamente il termine liminale, abbiamo cercato di mantenere il nome breve, immediato e facilmente riconoscibile, ma al contempo profondo e significativo. Limi evoca l’idea di un “passaggio” in atto, di un movimento continuo tra mondi diversi, tra il conosciuto e l’ignoto, tra l’individuo e la collettività. È un nome che parla di spazi in divenire, di incertezze e potenzialità creative. </text:p>
      <text:p text:style-name="P4">In questo nome, c’è l’intenzione di restituire ai giovani artisti la libertà di esplorare, di sperimentare e di creare senza confini definiti proprio come il loro processo di crescita. Limi è una porta aperta, un invito a percorrere un viaggio artistico e identitario in continuo mutamento. </text:p>
      <text:p text:style-name="P4"/>
      <text:p text:style-name="P5"/>
      <text:p text:style-name="Standard"/>
      <text:p text:style-name="Standard"/>
      <text:p text:style-name="Standard"/>
      <text:p text:style-name="Standard"/>
      <text:p text:style-name="Standard"/>
      <text:p text:style-name="P1">Criteri editoriali</text:p>
      <text:p text:style-name="Standard"/>
      <text:p text:style-name="Standard">Buongiorno! oggi probabilmente aggiungerò un altro paio di persone.<text:line-break/>Intanto vi ringrazio per il feedback e le proposte di lavori che sono tutte molto interessanti.<text:line-break/>Vi chiedo di proseguire così:<text:line-break/><text:line-break/>per chi mi manda solo opere grafiche<text:line-break/>le opere mi servono inviate via we.transfer entro il 20 febbraio, ogni opera su wt ha la possibilità di essere nominata quindi se le opere hanno un titolo scrivetelo in questo modo. In ogni caso prima me la mandate meglio è ma la dead line rimane il 20.<text:line-break/>Mi serve inoltre che mi specifichiate oltre ai nomi delle singole opere, il nome del progetto relativo al tema di questo bimestre (LUCE) e una breve presentazione (non serve una cosa complessa anche 150 parole vanno più che bene, comprensive di tutto) di voi come artisti e del progetto.<text:line-break/><text:line-break/>per chi mi manda un articolo, un racconto, una o più poesie <text:line-break/>mandatemi lo scritto in pdf, sarebbe il caso di dargli già un titolo voi ed eventualmente di dividerlo in sotto paragrafi titolati nel caso fosse un articolo.<text:line-break/>per le poesie—&gt; oltre alle poesie in sé per sè mi servirebbe una breve descrizione di quello che unisce le poesie che mi avete mandato (un fil rouge sostanzialmente), questo non vale se la poesia è una.<text:line-break/>in ogni caso qualunque sia il tipo di scritto che mi inviate se volete arricchirlo con vostre opere visive inviatemi anche quelle quando inviate il pdf, via we transfer, con le stesse modalità sopra scritte nel primo paragrafo del messaggio.<text:line-break/>- nome della rubrica <text:line-break/>- ⁠breve presentazione della rubrica (di cosa parla? chi siete? cosa fate nella vita?)<text:line-break/><text:soft-page-break/>- ⁠titolo della rubrica di questo mese legato al tema (LUCE)<text:line-break/>- ⁠contenuto di testo<text:line-break/>come negli altri casi, se si vogliono allegare immagini o opere visive utilizzare il metodo di cui sopra.<text:line-break/>per chi vuole scrivere una rubrica<text:line-break/>Come già ho spiegato a chi mi ha scritto in privato per la scrittura della rubrica chiedo sempre di mandarmi lo scritto in PDF.<text:line-break/>Nel pdf devono essere inclusi:<text:line-break/><text:line-break/><text:line-break/>ultimi punti: se avete nomi d’arte che volete utilizzare al posto del vostro nome specificatelo quando mi inviate il materiale, se avete preferenze di impaginazione per i vostri lavori idem (nel caso di foto o opere se hanno un senso e una linea da seguire).<text:line-break/><text:line-break/>Vi ricordo che la deadline è il 20 febbraio e vi chiedo di non superarla di modo che il workflow sia fluido per chi deve lavorare alla grafica eccetera.<text:line-break/>Non mi viene in mente altro ma per qualsiasi cosa scrivetemi e chiedete pure.<text:line-break/>Alm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0T22:24:22.753000000</meta:creation-date>
    <dc:date>2025-02-11T11:26:14.631000000</dc:date>
    <meta:editing-duration>PT12H51M5S</meta:editing-duration>
    <meta:editing-cycles>2</meta:editing-cycles>
    <meta:generator>LibreOffice/24.8.4.2$Windows_X86_64 LibreOffice_project/bb3cfa12c7b1bf994ecc5649a80400d06cd71002</meta:generator>
    <meta:document-statistic meta:table-count="0" meta:image-count="0" meta:object-count="0" meta:page-count="2" meta:paragraph-count="7" meta:word-count="669" meta:character-count="3945" meta:non-whitespace-character-count="3275"/>
  </office:meta>
</office:document-meta>
</file>